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Lohit Hindi1" svg:font-family="'Lohit Hind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6.768cm" table:align="left"/>
    </style:style>
    <style:style style:name="Tabla1.A" style:family="table-column">
      <style:table-column-properties style:column-width="16.768cm"/>
    </style:style>
    <style:style style:name="Tabla1.A1" style:family="table-cell">
      <style:table-cell-properties style:vertical-align="middle" fo:background-color="#666666" fo:padding="0.185cm" fo:border="0.05pt solid #000000">
        <style:background-image/>
      </style:table-cell-properties>
    </style:style>
    <style:style style:name="Tabla2" style:family="table">
      <style:table-properties style:width="16.768cm" table:align="left"/>
    </style:style>
    <style:style style:name="Tabla2.A" style:family="table-column">
      <style:table-column-properties style:column-width="16.768cm"/>
    </style:style>
    <style:style style:name="Tabla2.A1" style:family="table-cell">
      <style:table-cell-properties style:vertical-align="middle" fo:background-color="#666666" fo:padding="0.185cm" fo:border="0.05pt solid #000000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style:font-name="FreeMono" style:text-underline-style="none" officeooo:paragraph-rsid="00018d28"/>
    </style:style>
    <style:style style:name="P2" style:family="paragraph" style:parent-style-name="Standard">
      <style:paragraph-properties fo:text-align="justify" style:justify-single-word="false"/>
      <style:text-properties style:font-name="FreeMono" style:text-underline-style="none" officeooo:paragraph-rsid="00043411"/>
    </style:style>
    <style:style style:name="P3" style:family="paragraph" style:parent-style-name="Standard">
      <style:paragraph-properties fo:text-align="justify" style:justify-single-word="false"/>
      <style:text-properties style:font-name="FreeMono" style:text-underline-style="none" officeooo:rsid="00018d28" officeooo:paragraph-rsid="00018d28"/>
    </style:style>
    <style:style style:name="P4" style:family="paragraph" style:parent-style-name="Standard">
      <style:paragraph-properties fo:text-align="justify" style:justify-single-word="false"/>
      <style:text-properties style:font-name="FreeMono" style:text-underline-style="none" officeooo:rsid="00027d1c" officeooo:paragraph-rsid="00027d1c"/>
    </style:style>
    <style:style style:name="P5" style:family="paragraph" style:parent-style-name="Standard">
      <style:paragraph-properties fo:text-align="justify" style:justify-single-word="false"/>
      <style:text-properties style:font-name="FreeMono" style:text-underline-style="none" officeooo:rsid="00043411" officeooo:paragraph-rsid="00043411"/>
    </style:style>
    <style:style style:name="P6" style:family="paragraph" style:parent-style-name="Standard">
      <style:paragraph-properties fo:text-align="justify" style:justify-single-word="false"/>
      <style:text-properties style:font-name="FreeMono" fo:font-style="italic" style:text-underline-style="none" officeooo:paragraph-rsid="00043411" style:font-style-asian="italic" style:font-style-complex="italic"/>
    </style:style>
    <style:style style:name="P7" style:family="paragraph" style:parent-style-name="Standard">
      <style:paragraph-properties fo:text-align="justify" style:justify-single-word="false"/>
      <style:text-properties style:font-name="FreeMono" style:text-underline-style="solid" style:text-underline-width="auto" style:text-underline-color="font-color" officeooo:rsid="00018d28" officeooo:paragraph-rsid="00018d28"/>
    </style:style>
    <style:style style:name="P8" style:family="paragraph" style:parent-style-name="Standard">
      <style:paragraph-properties fo:text-align="justify" style:justify-single-word="false"/>
      <style:text-properties style:font-name="FreeMono" style:text-underline-style="solid" style:text-underline-width="auto" style:text-underline-color="font-color" officeooo:rsid="00027d1c" officeooo:paragraph-rsid="00027d1c"/>
    </style:style>
    <style:style style:name="P9" style:family="paragraph" style:parent-style-name="Standard">
      <style:paragraph-properties fo:text-align="justify" style:justify-single-word="false"/>
      <style:text-properties style:font-name="FreeMono" fo:font-style="normal" style:text-underline-style="none" officeooo:rsid="00043411" officeooo:paragraph-rsid="00043411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style:font-name="FreeMono" fo:font-style="normal" style:text-underline-style="solid" style:text-underline-width="auto" style:text-underline-color="font-color" officeooo:rsid="000618c2" officeooo:paragraph-rsid="000618c2" style:font-style-asian="normal" style:font-style-complex="normal"/>
    </style:style>
    <style:style style:name="P11" style:family="paragraph" style:parent-style-name="Standard">
      <style:text-properties officeooo:rsid="00018d28" officeooo:paragraph-rsid="00018d28"/>
    </style:style>
    <style:style style:name="P12" style:family="paragraph" style:parent-style-name="Standard">
      <style:paragraph-properties fo:text-align="justify" style:justify-single-word="false"/>
      <style:text-properties style:font-name="FreeMono" fo:font-style="normal" style:text-underline-style="none" officeooo:rsid="000618c2" officeooo:paragraph-rsid="0009f4db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FreeMono" fo:font-style="normal" style:text-underline-style="none" officeooo:rsid="000618c2" officeooo:paragraph-rsid="000618c2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018d28" officeooo:paragraph-rsid="00043411"/>
    </style:style>
    <style:style style:name="P15" style:family="paragraph" style:parent-style-name="Standard">
      <style:paragraph-properties fo:text-align="justify" style:justify-single-word="false"/>
      <style:text-properties style:font-name="FreeMono" style:text-underline-style="none" officeooo:rsid="00018d28" officeooo:paragraph-rsid="0009f4db"/>
    </style:style>
    <style:style style:name="P16" style:family="paragraph" style:parent-style-name="Standard">
      <style:paragraph-properties fo:text-align="justify" style:justify-single-word="false"/>
      <style:text-properties style:font-name="FreeMono" style:text-underline-style="none" officeooo:rsid="00018d28" officeooo:paragraph-rsid="000a7f86"/>
    </style:style>
    <style:style style:name="P17" style:family="paragraph" style:parent-style-name="Standard">
      <style:paragraph-properties fo:text-align="justify" style:justify-single-word="false"/>
      <style:text-properties style:font-name="FreeMono" style:text-underline-style="none" officeooo:rsid="00018d28" officeooo:paragraph-rsid="000aa495"/>
    </style:style>
    <style:style style:name="P18" style:family="paragraph" style:parent-style-name="Standard">
      <style:paragraph-properties fo:text-align="start" style:justify-single-word="false"/>
      <style:text-properties style:font-name="FreeMono" style:text-underline-style="none" officeooo:rsid="00018d28" officeooo:paragraph-rsid="000a7f86"/>
    </style:style>
    <style:style style:name="P19" style:family="paragraph" style:parent-style-name="Standard">
      <style:paragraph-properties fo:text-align="start" style:justify-single-word="false"/>
      <style:text-properties style:font-name="FreeMono" style:text-underline-style="none" officeooo:rsid="00018d28" officeooo:paragraph-rsid="000aa495"/>
    </style:style>
    <style:style style:name="P20" style:family="paragraph" style:parent-style-name="Standard">
      <style:paragraph-properties fo:text-align="start" style:justify-single-word="false"/>
      <style:text-properties style:font-name="FreeMono" style:text-underline-style="none" fo:font-weight="bold" officeooo:rsid="00018d28" officeooo:paragraph-rsid="000b501d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paragraph-rsid="000aa495" style:font-weight-asian="bold" style:font-weight-complex="bold"/>
    </style:style>
    <style:style style:name="P22" style:family="paragraph" style:parent-style-name="Text_20_body">
      <style:text-properties fo:font-weight="bold" officeooo:paragraph-rsid="000aa495" style:font-weight-asian="bold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font-weight="bold" officeooo:paragraph-rsid="000aa495" style:font-weight-asian="bold" style:font-weight-complex="bold"/>
    </style:style>
    <style:style style:name="P24" style:family="paragraph" style:parent-style-name="Table_20_Contents">
      <style:text-properties officeooo:paragraph-rsid="000a7f86"/>
    </style:style>
    <style:style style:name="T1" style:family="text">
      <style:text-properties officeooo:rsid="00018d28"/>
    </style:style>
    <style:style style:name="T2" style:family="text">
      <style:text-properties officeooo:rsid="00027d1c"/>
    </style:style>
    <style:style style:name="T3" style:family="text">
      <style:text-properties officeooo:rsid="00043411"/>
    </style:style>
    <style:style style:name="T4" style:family="text">
      <style:text-properties officeooo:rsid="0005f15e"/>
    </style:style>
    <style:style style:name="T5" style:family="text">
      <style:text-properties officeooo:rsid="0007fe7e"/>
    </style:style>
    <style:style style:name="T6" style:family="text">
      <style:text-properties officeooo:rsid="0009f4db"/>
    </style:style>
    <style:style style:name="T7" style:family="text">
      <style:text-properties fo:font-variant="normal" fo:text-transform="none" fo:color="#efefef" style:text-line-through-style="none" style:font-name="Consolas" fo:font-size="11.25pt" fo:font-style="normal" fo:font-weight="normal" style:text-blinking="false" fo:background-color="#666666"/>
    </style:style>
    <style:style style:name="T8" style:family="text">
      <style:text-properties fo:font-variant="normal" fo:text-transform="none" fo:color="#efefef" style:text-line-through-style="none" style:font-name="Consolas" fo:font-size="11.25pt" fo:font-style="normal" fo:font-weight="normal" officeooo:rsid="000a7f86" style:text-blinking="false" fo:background-color="#666666"/>
    </style:style>
    <style:style style:name="T9" style:family="text">
      <style:text-properties fo:font-variant="normal" fo:text-transform="none" fo:color="#ffffff" style:text-line-through-style="none" style:font-name="Consolas" fo:font-size="11.25pt" fo:font-style="normal" style:text-underline-style="none" fo:font-weight="normal" style:text-blinking="false" fo:background-color="#666666"/>
    </style:style>
    <style:style style:name="T10" style:family="text">
      <style:text-properties fo:font-variant="normal" fo:text-transform="none" fo:color="#ffffff" style:text-line-through-style="none" style:font-name="Consolas" fo:font-size="11.25pt" fo:font-style="normal" style:text-underline-style="none" fo:font-weight="normal" officeooo:rsid="000a7f86" style:text-blinking="false" fo:background-color="#666666"/>
    </style:style>
    <style:style style:name="T11" style:family="text">
      <style:text-properties fo:font-variant="normal" fo:text-transform="none" fo:color="#ffffff" style:text-line-through-style="none" style:font-name="Consolas" fo:font-size="11.25pt" fo:font-style="normal" style:text-underline-style="none" fo:font-weight="normal" officeooo:rsid="000aa495" style:text-blinking="false" fo:background-color="#666666" style:font-weight-asian="normal" style:font-weight-complex="normal"/>
    </style:style>
    <style:style style:name="T12" style:family="text">
      <style:text-properties fo:font-variant="normal" fo:text-transform="none" fo:color="#ffffff" style:text-line-through-style="none" style:font-name="Consolas" fo:font-size="11.25pt" fo:font-style="normal" fo:font-weight="normal" officeooo:rsid="000aa495" style:text-blinking="false" fo:background-color="#666666" style:font-weight-asian="normal" style:font-weight-complex="normal"/>
    </style:style>
    <style:style style:name="T13" style:family="text">
      <style:text-properties fo:font-variant="normal" fo:text-transform="none" fo:color="#ffffff" style:text-line-through-style="none" style:font-name="Consolas" fo:font-size="11.25pt" fo:font-style="normal" fo:font-weight="normal" officeooo:rsid="000b501d" style:text-blinking="false" fo:background-color="#666666" style:font-weight-asian="normal" style:font-weight-complex="normal"/>
    </style:style>
    <style:style style:name="T14" style:family="text">
      <style:text-properties fo:font-variant="normal" fo:text-transform="none" fo:color="#f3f3f3" style:text-line-through-style="none" style:font-name="Consolas" fo:font-size="11.25pt" fo:font-style="normal" style:text-underline-style="none" fo:font-weight="normal" style:text-blinking="false" fo:background-color="#666666"/>
    </style:style>
    <style:style style:name="T15" style:family="text">
      <style:text-properties fo:font-variant="normal" fo:text-transform="none" fo:color="#000000" style:text-line-through-style="none" style:font-name="Arial" fo:font-size="11.25pt" fo:font-style="normal" fo:font-weight="normal" officeooo:rsid="000a7f86" style:text-blinking="false" fo:background-color="transparent"/>
    </style:style>
    <style:style style:name="T16" style:family="text">
      <style:text-properties fo:font-variant="normal" fo:text-transform="none" fo:color="#000000" style:text-line-through-style="none" officeooo:rsid="000a7f86" style:text-blinking="false" fo:background-color="transparent"/>
    </style:style>
    <style:style style:name="T17" style:family="text">
      <style:text-properties fo:font-variant="normal" fo:text-transform="none" fo:color="#000000" style:text-line-through-style="none" officeooo:rsid="000aa495" style:text-blinking="false" fo:background-color="transparent"/>
    </style:style>
    <style:style style:name="T18" style:family="text">
      <style:text-properties fo:font-weight="normal" officeooo:rsid="000aa495" style:font-weight-asian="normal" style:font-weight-complex="normal"/>
    </style:style>
    <style:style style:name="T19" style:family="text">
      <style:text-properties fo:font-weight="normal" officeooo:rsid="000b501d" style:font-weight-asian="normal" style:font-weight-complex="normal"/>
    </style:style>
    <style:style style:name="T20" style:family="text">
      <style:text-properties officeooo:rsid="000a7f86"/>
    </style:style>
    <style:style style:name="T21" style:family="text">
      <style:text-properties style:font-name="FreeMono" style:text-underline-style="none" officeooo:rsid="000a7f86"/>
    </style:style>
    <style:style style:name="T22" style:family="text">
      <style:text-properties style:font-name="FreeMono" style:text-underline-style="none" officeooo:rsid="000aa495"/>
    </style:style>
    <style:style style:name="T23" style:family="text">
      <style:text-properties style:font-name="FreeMono" style:text-underline-style="none" fo:font-weight="normal" officeooo:rsid="000aa495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layStation Move</text:p>
      <text:p text:style-name="P7"/>
      <text:p text:style-name="P3">Pla<text:span text:style-name="T5">y</text:span>Station move es un sistema de control de videojuegos mediante sensores de movimiento para la consola PlayStation3. Para ello usa un mando principal con sensores de movimiento y una esfera en su extremo que se ilumina y la cámara Playstation Eye, que se encarga de detectar la posición del mando principal.</text:p>
      <text:p text:style-name="P3"/>
      <text:p text:style-name="P8">Motion Controller</text:p>
      <text:p text:style-name="P4"/>
      <text:p text:style-name="P4">Es el mando principal del PlayStation Move. Tiene forma alargada y una esfera que se ilumina de diferentes colores, evitando tener el color de la habitación en que se juega. <text:s/>La cámara detecta su posición en el espacio con precisión 1:1.</text:p>
      <text:p text:style-name="P3"/>
      <text:p text:style-name="P7">PS Move API</text:p>
      <text:p text:style-name="P3"/>
      <text:p text:style-name="P1"><text:span text:style-name="T1">La PlayStation Move API es una librería para acceder al controlador Sony Move Motion vía Bluetooth y USB directamente desde tu PC sin necesidad del PS3. <text:s/>El software es libre </text:span><text:span text:style-name="T2">por lo que puedes usarlo tanto en proyectos de código abierto como libres siempre y cuando sigas los términos de la licencia. <text:s/>La finalidad es implementar una fácil y sencilla manera de usar la librería para controlar las funciones principales del control, leer el sensor y los valores de los botones. </text:span></text:p>
      <text:p text:style-name="P4"/>
      <text:p text:style-name="P5">La API m<text:span text:style-name="T5">á</text:span>s sencilla es la C API, la cual te permite usar el control. Basado en lo anterior existen dos niveles de API en los que se encuentran:</text:p>
      <text:p text:style-name="P5">- Enlace de <text:s/>Python: permite a los desarrolladores crear prototipos rápidamente para aplicaciones y para el comportamiento la secuencia de comandos, usando Python.</text:p>
      <text:p text:style-name="P2"><text:span text:style-name="T3">- Librería de C++ usando Qt Framework. </text:span><text:span text:style-name="T4">Además de permitir a los desarrolladores interactuar con PS Move desde C++, incluye funciones <text:s/>y extensiones que son necesarias para utilizar el control, incluidas las del lenguaje QML.</text:span></text:p>
      <text:p text:style-name="P4"/>
      <text:p text:style-name="P6"><text:span text:style-name="T3">* Características </text:span><text:span text:style-name="T4">de </text:span><text:span text:style-name="T3">PS Move API:</text:span></text:p>
      <text:p text:style-name="P9">Es multiplataforma, es decir, se puede usa<text:span text:style-name="T5">r</text:span> en <text:span text:style-name="T5">diversos sistemas operativos: </text:span>Mac, Windows o Linux.</text:p>
      <text:p text:style-name="P9"/>
      <text:p text:style-name="P9"/>
      <text:p text:style-name="P10">Instalación:</text:p>
      <text:p text:style-name="P13"><text:span text:style-name="T6"/></text:p>
      <text:p text:style-name="P12"><text:span text:style-name="T6">Herramientas para instalar PS Move API</text:span></text:p>
      <text:p text:style-name="P12"><text:span text:style-name="T6">* Control de playstation</text:span></text:p>
      <text:p text:style-name="P12"><text:span text:style-name="T6">* Cable USB</text:span></text:p>
      <text:p text:style-name="P12"><text:span text:style-name="T6">* Homebrew</text:span></text:p>
      <text:p text:style-name="P12"><text:span text:style-name="T6">* cmake</text:span></text:p>
      <text:p text:style-name="P12"><text:span text:style-name="T6"/></text:p>
      <text:p text:style-name="P12"><text:span text:style-name="T6"/></text:p>
      <text:p text:style-name="P12"><text:span text:style-name="T6">Para instalar HomeBrew: Abrir una terminal y escribir:</text:span></text:p>
      <text:p text:style-name="P12"><text:span text:style-name="T6"/></text:p>
      <text:p text:style-name="P14"><text:bookmark text:name="internal-source-marker_0.45752780780545177"/><text:span text:style-name="T7">ruby -e "$(curl -fsSkL raw.github.com/mxcl/homebrew/go)"</text:span><text:line-break/></text:p>
      <text:p text:style-name="P15"><text:span text:style-name="T6">Para instalar </text:span><text:span text:style-name="T20">Cmake</text:span></text:p>
      <text:p text:style-name="P15"><text:span text:style-name="T20"/></text:p>
      <text:p text:style-name="P18"><text:bookmark text:name="internal-source-marker_0.457527807805451771"/><text:span text:style-name="T8">brew install cmake git</text:span><text:span text:style-name="T20"><text:line-break/></text:span></text:p>
      <text:p text:style-name="P18"><text:span text:style-name="T20"/></text:p>
      <text:p text:style-name="P18"><text:soft-page-break/><text:span text:style-name="T20">Una vez teniendo instaladas todas las herramientas procedemos a instalar PS Move API</text:span></text:p>
      <text:p text:style-name="P18"><text:span text:style-name="T20"/></text:p>
      <text:p text:style-name="P18"><text:span text:style-name="T20">- Conectamos el control vía USB y abrimos una terminal</text:span></text:p>
      <text:p text:style-name="P18"><text:span text:style-name="T20">- Accedemos a la carpeta donde queremos que se guarde el API</text:span></text:p>
      <text:p text:style-name="P18"><text:span text:style-name="T20">- Descargamos el código para el PS Move API</text:span></text:p>
      <text:p text:style-name="P18"><text:span text:style-name="T20"/></text:p>
      <text:p text:style-name="P18"><text:bookmark text:name="internal-source-marker_0.457527807805451772"/><text:span text:style-name="T20"/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><text:span text:style-name="T9">git clone git://github.com/thp/psmoveapi.git</text:span><text:line-break/><text:span text:style-name="T9">cd psmoveapi</text:span><text:line-break/><text:span text:style-name="T9">git submodule init</text:span><text:line-break/><text:span text:style-name="T9">git submodule update</text:span></text:p>
            <text:p text:style-name="P24"><text:span text:style-name="T10">bash -e -x contrib/build-osx-snapshot</text:span></text:p>
          </table:table-cell>
        </table:table-row>
      </table:table>
      <text:p text:style-name="Text_20_body"><text:line-break/></text:p>
      <text:p text:style-name="P16"><text:span text:style-name="T20">-Asegúrese de que el control esta conectado vía USB, luego escriba</text:span></text:p>
      <text:p text:style-name="P16"><text:span text:style-name="T20"/></text:p>
      <text:p text:style-name="P16"><text:bookmark text:name="internal-source-marker_0.457527807805451773"/><text:span text:style-name="T20"/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Table_20_Contents"><text:span text:style-name="T14">cd build</text:span><text:line-break/><text:span text:style-name="T9">./example</text:span></text:p>
          </table:table-cell>
        </table:table-row>
      </table:table>
      <text:p text:style-name="Text_20_body"><text:line-break/><text:span text:style-name="T21">El control vibra y la esfera parpadea mostrando que la instalación fue exitosa.</text:span></text:p>
      <text:p text:style-name="Text_20_body"><text:span text:style-name="T21"/></text:p>
      <text:p text:style-name="P22"><text:span text:style-name="T22">Instalar API manualmente</text:span></text:p>
      <text:p text:style-name="P23"><text:span text:style-name="T23">si se deseara instalar API manualmente, creamos una carpeta llamada build y la abrimos </text:span></text:p>
      <text:p text:style-name="P23"><text:span text:style-name="T23"/></text:p>
      <text:p text:style-name="P21"><text:bookmark text:name="internal-source-marker_0.457527807805451774"/><text:span text:style-name="T11">mkdir build</text:span><text:span text:style-name="T23"><text:line-break/></text:span><text:span text:style-name="T11">cd build</text:span><text:span text:style-name="T23"><text:line-break/></text:span></text:p>
      <text:p text:style-name="P23"><text:span text:style-name="T23">configuramos el build usando el comando:</text:span></text:p>
      <text:p text:style-name="P21"><text:bookmark text:name="internal-source-marker_0.457527807805451775"/><text:span text:style-name="T11">ccmake ..</text:span><text:span text:style-name="T23"><text:line-break/></text:span></text:p>
      <text:p text:style-name="P21"><text:span text:style-name="T23">para modificar la configuración del build, nos desplazamos con las flechas del teclado y presionamos enter para editar una opción. </text:span></text:p>
      <text:p text:style-name="P21"><text:span text:style-name="T23"/></text:p>
      <text:p text:style-name="P21"><text:span text:style-name="T23">Para el seguimiento de la cámara activamos</text:span></text:p>
      <text:p text:style-name="P23"><text:span text:style-name="T23"/></text:p>
      <text:p text:style-name="P19"><text:bookmark text:name="internal-source-marker_0.457527807805451776"/><text:span text:style-name="T8">SMOVE_BUILD_TRACKER</text:span><text:span text:style-name="T16"> <text:s/></text:span><text:span text:style-name="T17">y <text:s/></text:span><text:span text:style-name="T15"><text:s/></text:span><text:span text:style-name="T8">PSMOVE_USE_TRACKER_TRACE</text:span></text:p>
      <text:p text:style-name="P19"><text:span text:style-name="T8"/></text:p>
      <text:p text:style-name="P17"><text:span text:style-name="T20"><text:line-break/></text:span><text:span text:style-name="T18">Posteriormente presionamos [c] para configurar, luego [e] para salir de la pantalla de configuración y finalmente [g] para generar la configuración</text:span></text:p>
      <text:p text:style-name="P17"><text:span text:style-name="T18"/></text:p>
      <text:p text:style-name="P17"><text:span text:style-name="T18"/></text:p>
      <text:p text:style-name="P17"><text:span text:style-name="T18">Regresando a la terminal escribimos:</text:span></text:p>
      <text:p text:style-name="P17"><text:span text:style-name="T18"/></text:p>
      <text:p text:style-name="P19"><text:bookmark text:name="internal-source-marker_0.457527807805451777"/><text:span text:style-name="T12">cmake ..</text:span><text:span text:style-name="T18"><text:line-break/></text:span><text:span text:style-name="T12">make -j4</text:span></text:p>
      <text:p text:style-name="P19"><text:span text:style-name="T18"><text:line-break/></text:span><text:soft-page-break/></text:p>
      <text:p text:style-name="P20"><text:span text:style-name="T19">Finalmente comprobamos que el control esta conectado vía USB y escribimos</text:span></text:p>
      <text:p text:style-name="P20"><text:span text:style-name="T19"/></text:p>
      <text:p text:style-name="P20"><text:bookmark text:name="internal-source-marker_0.457527807805451778"/><text:span text:style-name="T13">./example</text:span><text:span text:style-name="T19"><text:line-break/></text:span></text:p>
      <text:p text:style-name="P20"><text:span text:style-name="T19">El control vibra y parpadea en señal de que la instalación fue exitosa.</text:span></text:p>
      <text:p text:style-name="P20"><text:span text:style-name="T19"/></text:p>
      <text:p text:style-name="P17"><text:span text:style-name="T18"/></text:p>
      <text:p text:style-name="P17"><text:span text:style-name="T18"/></text:p>
      <text:p text:style-name="P16"><text:span text:style-name="T20"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Consolas" svg:font-family="Consolas"/>
    <style:font-face style:name="Lohit Hindi1" svg:font-family="'Lohit Hind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5T10:55:20</meta:creation-date>
    <dc:date>2012-12-05T22:29:11</dc:date>
    <meta:editing-duration>PT3M12S</meta:editing-duration>
    <meta:editing-cycles>3</meta:editing-cycles>
    <meta:generator>LibreOffice/3.6$Linux_X86_64 LibreOffice_project/360m1$Build-2</meta:generator>
    <meta:document-statistic meta:table-count="2" meta:image-count="0" meta:object-count="0" meta:page-count="3" meta:paragraph-count="46" meta:word-count="526" meta:character-count="3283" meta:non-whitespace-character-count="2781"/>
  </office:meta>
</office:document-meta>
</file>